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Preformatted_20_Text">
      <style:text-properties fo:font-size="24pt" style:font-size-asian="24pt" style:font-size-complex="24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1cf6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$</text:span>GPRMC,191410,A,4735.5634,N,00739.3538,E,0.0,0.0,181102,0.4,E,A*19</text:p>
      <text:p text:style-name="P1"/>
      <text:p text:style-name="P4">How about this for a easy method of Grid Square Calculator?</text:p>
      <text:p text:style-name="Preformatted_20_Text">_________________________________________________________________</text:p>
      <text:p text:style-name="Preformatted_20_Text"/>
      <text:p text:style-name="Preformatted_20_Text">With all this talk about grids - and getting computers to</text:p>
      <text:p text:style-name="Preformatted_20_Text">figure them etc. <text:s/>Here is an easy way - and you don't need</text:p>
      <text:p text:style-name="Preformatted_20_Text">no computers or anything - well maybe a piece of paper.</text:p>
      <text:p text:style-name="Preformatted_20_Text"/>
      <text:p text:style-name="Preformatted_20_Text">Here's the deal:</text:p>
      <text:p text:style-name="Preformatted_20_Text"/>
      <text:p text:style-name="Preformatted_20_Text">How to determine your grid square without a map.</text:p>
      <text:p text:style-name="Preformatted_20_Text"/>
      <text:p text:style-name="P5">You will need your longitude and latitude to the nearest degree:</text:p>
      <text:list xml:id="list8187179693267066247" text:style-name="L1">
        <text:list-item>
          <text:p text:style-name="P3"><text:a xlink:type="simple" xlink:href="http://www.buck.com/cgi-bin/do_hamcall" text:style-name="Internet_20_link" text:visited-style-name="Visited_20_Internet_20_Link">BUCKMASTER Callsign server</text:a> - US, Foreign w/ grids, lat/long. </text:p>
        </text:list-item>
        <text:list-item>
          <text:p text:style-name="P3"><text:a xlink:type="simple" xlink:href="http://www.census.gov/cgi-bin/gazetteer/" text:style-name="Internet_20_link" text:visited-style-name="Visited_20_Internet_20_Link">Geographic Name Server: Lat/Long lookup</text:a> - US Census Bureau </text:p>
        </text:list-item>
        <text:list-item>
          <text:p text:style-name="P2"><text:a xlink:type="simple" xlink:href="http://www.newsvhf.com/bd.zip" text:style-name="Internet_20_link" text:visited-style-name="Visited_20_Internet_20_Link">Software: BD Lat/Long-Gridsquare Calculator (26k)</text:a> </text:p>
        </text:list-item>
      </text:list>
      <text:p text:style-name="Preformatted_20_Text">First your longitude:</text:p>
      <text:p text:style-name="Preformatted_20_Text"/>
      <text:p text:style-name="Preformatted_20_Text">1. Convert the minutes portion of the longitude from minutes to</text:p>
      <text:p text:style-name="Preformatted_20_Text"><text:s text:c="3"/>decimal by dividing by 60.</text:p>
      <text:p text:style-name="Preformatted_20_Text"/>
      <text:p text:style-name="Preformatted_20_Text">2. For North America and locations of West longitude, subtract</text:p>
      <text:p text:style-name="Preformatted_20_Text"><text:s text:c="3"/>your longitude from 180 degrees. <text:s/>For location of East</text:p>
      <text:p text:style-name="Preformatted_20_Text"><text:s text:c="3"/>longitude, add 180 degrees.</text:p>
      <text:p text:style-name="Preformatted_20_Text"/>
      <text:p text:style-name="Preformatted_20_Text">3. Next divide this value by 20. <text:s/>The whole number result will be</text:p>
      <text:p text:style-name="Preformatted_20_Text"><text:s text:c="3"/>used to determine the first character fo your grid, as follows:</text:p>
      <text:p text:style-name="Preformatted_20_Text"><text:s text:c="3"/>0=A, 1=B, 2=C, 3=D, 4=E, 5=F, 6=G, 7=H, 8=I, 9=J, 10=K,</text:p>
      <text:p text:style-name="Preformatted_20_Text"><text:soft-page-break/><text:s text:c="2"/>11=L, 12=M, 13=N, 14=O, 15=P, 16=Q, 17=R, 18=S.</text:p>
      <text:p text:style-name="Preformatted_20_Text"/>
      <text:p text:style-name="Preformatted_20_Text">4. For the third digit, multiply this last number by 10.</text:p>
      <text:p text:style-name="Preformatted_20_Text"><text:s text:c="3"/>The digit immediately before the decimal point is the third</text:p>
      <text:p text:style-name="Preformatted_20_Text"><text:s text:c="3"/>digit of your grid.</text:p>
      <text:p text:style-name="Preformatted_20_Text"/>
      <text:p text:style-name="Preformatted_20_Text">Now use your latitude.</text:p>
      <text:p text:style-name="Preformatted_20_Text"/>
      <text:p text:style-name="Preformatted_20_Text">1. If your latitude is north, add 90. <text:s/>If your latitude is South,</text:p>
      <text:p text:style-name="Preformatted_20_Text"><text:s text:c="3"/>subtract your latitude from 90.</text:p>
      <text:p text:style-name="Preformatted_20_Text"/>
      <text:p text:style-name="Preformatted_20_Text">2. Divide this number by 10. The whole number result will be</text:p>
      <text:p text:style-name="Preformatted_20_Text"><text:s text:c="3"/>used to determine the second character of your grid as follows:</text:p>
      <text:p text:style-name="Preformatted_20_Text"><text:s text:c="3"/>0=A, 1=B, 2=C, 3=D, 4=E, 5=F, 6=G, 7=H, 8=I, 9=J, 10=K,</text:p>
      <text:p text:style-name="Preformatted_20_Text"><text:s text:c="2"/>11=L, 12=M, 13=N, 14=0, 15=P, 16=Q, 17=R, 18=S.</text:p>
      <text:p text:style-name="Preformatted_20_Text"/>
      <text:p text:style-name="Preformatted_20_Text">3. Now, multiply this number by 10. <text:s/>The digit immediately before</text:p>
      <text:p text:style-name="Preformatted_20_Text"><text:s text:c="3"/>before the decimal point is the fourth digit of your grid.</text:p>
      <text:p text:style-name="Preformatted_20_Text"/>
      <text:p text:style-name="Preformatted_20_Text"><text:s/>--</text:p>
      <text:p text:style-name="Preformatted_20_Text">original posting from:</text:p>
      <text:p text:style-name="Preformatted_20_Text">George Fremin III</text:p>
      <text:p text:style-name="Preformatted_20_Text">Austin, Texas C.K.U.</text:p>
      <text:p text:style-name="Preformatted_20_Text">WB5VZL</text:p>
      <text:p text:style-name="Preformatted_20_Text">512/416-0140</text:p>
      <text:p text:style-name="P5">geoiii@bga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09:17:20.063473846</meta:creation-date>
    <dc:date>2018-12-15T09:45:14.447141302</dc:date>
    <meta:editing-duration>PT17M44S</meta:editing-duration>
    <meta:editing-cycles>1</meta:editing-cycles>
    <meta:document-statistic meta:table-count="0" meta:image-count="0" meta:object-count="0" meta:page-count="2" meta:paragraph-count="41" meta:word-count="306" meta:character-count="1875" meta:non-whitespace-character-count="1567"/>
    <meta:generator>LibreOffice/5.1.2.2$Linux_X86_64 LibreOffice_project/10m0$Build-2</meta:generator>
  </office:meta>
</office:document-meta>
</file>